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none" svg:stroke-color="#000000" draw:fill="none" draw:fill-color="#ffffff" fo:min-height="1.739cm"/>
    </style:style>
    <style:style style:name="gr4" style:family="graphic" style:parent-style-name="standard">
      <style:graphic-properties draw:stroke="none" svg:stroke-color="#000000" draw:fill="none" draw:fill-color="#ffffff" fo:min-height="0.683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5cm" svg:y1="1.4cm" svg:x2="5.6cm" svg:y2="3cm">
          <text:p/>
        </draw:line>
        <draw:line draw:style-name="gr1" draw:text-style-name="P1" draw:layer="layout" svg:x1="8.2cm" svg:y1="3.5cm" svg:x2="13.416cm" svg:y2="3.501cm">
          <text:p/>
        </draw:line>
        <draw:frame draw:style-name="gr2" draw:text-style-name="P2" draw:layer="layout" svg:width="1.669cm" svg:height="1.15cm" svg:x="2.431cm" svg:y="0.9cm">
          <draw:text-box>
            <text:p>x<text:span text:style-name="T1">0</text:span>[i]</text:p>
          </draw:text-box>
        </draw:frame>
        <draw:frame draw:style-name="gr3" draw:text-style-name="P2" draw:layer="layout" svg:width="7.5cm" svg:height="1.989cm" svg:x="7.9cm" svg:y="2.2cm">
          <draw:text-box>
            <text:p>y[i]=x<text:span text:style-name="T1">0</text:span>[i]+x<text:span text:style-name="T1">1</text:span>[i]+・・+x<text:span text:style-name="T1">M-1</text:span>[i]</text:p>
          </draw:text-box>
        </draw:frame>
        <draw:frame draw:style-name="gr4" draw:text-style-name="P3" draw:layer="layout" svg:width="1.3cm" svg:height="0.933cm" svg:x="6.4cm" svg:y="3cm">
          <draw:text-box>
            <text:p><text:span text:style-name="T2">+</text:span></text:p>
          </draw:text-box>
        </draw:frame>
        <draw:custom-shape draw:style-name="gr5" draw:text-style-name="P1" draw:layer="layout" svg:width="2.6cm" svg:height="2.6cm" svg:x="5.6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5cm" svg:y1="5.6cm" svg:x2="5.6cm" svg:y2="4.2cm">
          <text:p/>
        </draw:line>
        <draw:frame draw:style-name="gr2" draw:text-style-name="P2" draw:layer="layout" svg:width="2.4cm" svg:height="1.15cm" svg:x="1.3cm" svg:y="4.3cm">
          <draw:text-box>
            <text:p>x<text:span text:style-name="T1">M-1</text:span>[i]</text:p>
          </draw:text-box>
        </draw:frame>
        <draw:frame draw:style-name="gr6" draw:text-style-name="P2" draw:layer="layout" svg:width="1.369cm" svg:height="1.615cm" svg:x="1.731cm" svg:y="3.103cm">
          <draw:text-box>
            <text:p>・</text:p>
            <text:p>・</text:p>
          </draw:text-box>
        </draw:frame>
        <draw:line draw:style-name="gr1" draw:text-style-name="P1" draw:layer="layout" svg:x1="1cm" svg:y1="3.1cm" svg:x2="5.6cm" svg:y2="3.5cm">
          <text:p/>
        </draw:line>
        <draw:frame draw:style-name="gr2" draw:text-style-name="P2" draw:layer="layout" svg:width="1.669cm" svg:height="1.15cm" svg:x="1.501cm" svg:y="2.05cm">
          <draw:text-box>
            <text:p>x<text:span text:style-name="T1">1</text:span>[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1-18T16:55:03.565237555</dc:date>
    <meta:editing-duration>PT33S</meta:editing-duration>
    <meta:editing-cycles>4</meta:editing-cycles>
    <meta:generator>LibreOffice/5.1.6.2$Linux_X86_64 LibreOffice_project/10m0$Build-2</meta:generator>
    <meta:document-statistic meta:object-count="11"/>
  </office:meta>
</office:document-meta>
</file>